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style:text-properties fo:font-weight="normal" officeooo:rsid="0001fa11" officeooo:paragraph-rsid="0016576c" style:font-weight-asian="normal" style:font-weight-complex="normal"/>
    </style:style>
    <style:style style:name="P7" style:family="paragraph" style:parent-style-name="Standard">
      <style:paragraph-properties fo:line-height="125%" fo:padding="0.074cm" fo:border-left="none" fo:border-right="none" fo:border-top="none" fo:border-bottom="0.99pt solid #000000" style:join-border="false"/>
    </style:style>
    <style:style style:name="P8" style:family="paragraph" style:parent-style-name="Standard">
      <style:paragraph-properties fo:line-height="125%"/>
      <style:text-properties fo:font-weight="bold" officeooo:rsid="0016576c" officeooo:paragraph-rsid="0016576c" style:font-weight-asian="bold" style:font-weight-complex="bold"/>
    </style:style>
    <style:style style:name="P9" style:family="paragraph" style:parent-style-name="Standard">
      <style:paragraph-properties fo:line-height="125%"/>
      <style:text-properties fo:font-weight="normal" officeooo:rsid="0016576c" officeooo:paragraph-rsid="0016576c" style:font-weight-asian="normal" style:font-weight-complex="normal"/>
    </style:style>
    <style:style style:name="P10" style:family="paragraph" style:parent-style-name="Standard">
      <style:paragraph-properties fo:line-height="125%"/>
      <style:text-properties fo:font-weight="normal" officeooo:rsid="0016576c" officeooo:paragraph-rsid="0018fa3f" style:font-weight-asian="normal" style:font-weight-complex="normal"/>
    </style:style>
    <style:style style:name="P11" style:family="paragraph" style:parent-style-name="Standard">
      <style:paragraph-properties fo:line-height="125%"/>
      <style:text-properties fo:font-weight="normal" officeooo:rsid="0001fa11" officeooo:paragraph-rsid="0016576c" style:font-weight-asian="normal" style:font-weight-complex="normal"/>
    </style:style>
    <style:style style:name="P12" style:family="paragraph" style:parent-style-name="Standard">
      <style:paragraph-properties fo:line-height="125%"/>
      <style:text-properties fo:font-style="italic" fo:font-weight="normal" officeooo:rsid="0016576c" officeooo:paragraph-rsid="0016576c" style:font-style-asian="italic" style:font-weight-asian="normal" style:font-style-complex="italic" style:font-weight-complex="normal"/>
    </style:style>
    <style:style style:name="P13" style:family="paragraph" style:parent-style-name="Standard">
      <style:paragraph-properties fo:line-height="125%"/>
      <style:text-properties fo:font-style="normal" fo:font-weight="normal" officeooo:rsid="0001fa11" officeooo:paragraph-rsid="0019a548" style:font-style-asian="normal" style:font-weight-asian="normal" style:font-style-complex="normal" style:font-weight-complex="normal"/>
    </style:style>
    <style:style style:name="T1" style:family="text">
      <style:text-properties fo:font-style="italic" officeooo:rsid="0016576c" style:font-style-asian="italic" style:font-style-complex="italic"/>
    </style:style>
    <style:style style:name="T2" style:family="text">
      <style:text-properties officeooo:rsid="0016576c"/>
    </style:style>
    <style:style style:name="T3" style:family="text">
      <style:text-properties officeooo:rsid="0018fa3f"/>
    </style:style>
    <style:style style:name="T4" style:family="text">
      <style:text-properties officeooo:rsid="0019a548"/>
    </style:style>
    <style:style style:name="T5" style:family="text">
      <style:text-properties officeooo:rsid="001b9076"/>
    </style:style>
    <style:style style:name="T6" style:family="text">
      <style:text-properties officeooo:rsid="001c8ebe"/>
    </style:style>
    <style:style style:name="T7" style:family="text">
      <style:text-properties officeooo:rsid="001d2b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2">5</text:span></text:p>
      <text:p text:style-name="P2">(zum 2<text:span text:style-name="T2">8</text:span>. November 2012)</text:p>
      <text:p text:style-name="P1"/>
      <text:p text:style-name="P5">Gruppe 08</text:p>
      <text:p text:style-name="P1">Björn Stabel 222128</text:p>
      <text:p text:style-name="P1">Tim Strehlow 316594</text:p>
      <text:p text:style-name="P1">Friedrich Maiwald 350570</text:p>
      <text:p text:style-name="P7"/>
      <text:p text:style-name="P1"/>
      <text:p text:style-name="P8">Aufgabe 5.1: Wechselseitiger Ausschluss</text:p>
      <text:p text:style-name="P6"><text:span text:style-name="T2">I</text:span><text:span text:style-name="T1">mplementieren Sie die verbesserte Token Ring-Lösung (Suzuki und Kasami, 1985) für den gegenseitigen Ausschluss mit Hilfe des Simulationsframeworks. Veranlassen Sie in (pseudo-)zufälligen Abständen einen zufällig ausgewählten Knoten dazu, die Ressource anzufordern. Wählen Sie die Zufallswerte für den Abstand sinnvoll, das heißt, es sollte sowohl Zeiten in der Simulation geben, zu denen wenige oder gar keine Anforderungen vorliegen, als auch Zeiten, zu denen sehr viele Anforderungen vorliegen.</text:span></text:p>
      <text:p text:style-name="P13"><text:span text:style-name="T4">In unserem Programm sind normalerweise alle Knoten schwarz dargestellt. Fordert ein Knoten das Token an, wird er blau und sendet eine blaue Request-Nachricht. Das Token selber ist orange, ein Knoten mit ruhendem Token ist auch orange dargestellt. Zusätzlich zum Namen der Knoten werden auch die in ihr enthaltenen Liste der Anfragen/</text:span><text:span text:style-name="T5">wartende Prozesse</text:span><text:span text:style-name="T4">... angezeigt.</text:span></text:p>
      <text:p text:style-name="P9"/>
      <text:p text:style-name="P8">Aufgabe 5.2: Verteilte Speicherbereinigung</text:p>
      <text:p text:style-name="P12">Recherchieren Sie, wie die verteilte Speicherbereinigung bei Java RMI realisiert ist und vergleichen Sie es mit dem Mechanismus, der in Microsoft DCOM eingesetzt wird.</text:p>
      <text:p text:style-name="P9"/>
      <text:p text:style-name="P8">Aufgabe 5.3: Mark and Sweep</text:p>
      <text:p text:style-name="P12">Das Markieren und Ausfegen ist im echt verteilten Fall ungünstig, da das System angehalten werden muss. Aber auch im nicht echt verteilten Fall (z. B. mehrere Threads auf einem PC) kann das Anhalten all dieser Threads zu einer spürbaren Verzögerung führen. Daher wird versucht, während des Markierens und Ausfegens das System nicht dauerhaft anzuhalten. Wie kann dies bewerkstelligt werden? (Siehe beispielsweise: Tony Printezis and David Detlefs: ”A Generational Mostly-concurrent Garbage Collector”, http://labs.oracle.com/techrep/2000/smli_tr-2000-88.pdf)</text:p>
      <text:p text:style-name="P9">Mark-and-sweep ist die einfachste Form eines Garbage Collectors. Da die Ausführung wie in der Aufgabe beschrieben zu Verzögerungen führen kann, gibt es verschiedene Alternativvorschläge zur Lösung diese Problems.</text:p>
      <text:p text:style-name="P6"><text:span text:style-name="T2">Ein Ansatz ist das tricolor-Verfahren, bei dem Teile der Speicherbereinigung parallel zum eigentlichem Programm laufen. Zu Beginn muss dabei der Mutator (das eigentliche Programm, das Objekte im Speicher erzeugt und verändert) kurz angehalten werden, um die Root-Objekte zu markieren. Danach kann das Programm weiterlaufen und parallel dazu hangelt sich der Collector von den Root-Objekten zu allen erreichbaren (noch gebrauchten) Objekten und markiert diese. </text:span><text:soft-page-break/><text:span text:style-name="T2">Sollte der Mutator in dieser Phase schon markierte Onjekte ändern, muss er diese für den Collector gesondert markieren. Danach wird das Programm kurz erneut gestoppt, damit der Collector die geänderten Objekte überprüfen und markieren kann. Am Ende kann das Programm weiterlaufen und parallel dazu löscht der Collector alle Objekte, zu denen keine Referenzen mehr führen. Bei </text:span><text:span text:style-name="T2">diesem Verfahren können eventuell einige Objekte übersehen werden, so dass die Speicherbereinigung nicht alle nicht mehr gebrauchten Objekte erfasst. Diese werden aber beim nächsten Durchlauf des Garbage Collectors erfasst und gelöscht.</text:span></text:p>
      <text:p text:style-name="P9">Ein andere Ansatz bezieht sich auf das Alter der Objekte. Es hat sich gezeigt, dass in durchschnittlichen Programmen die jungen Objekte meist nur kurzlebig sind und nicht lange gebraucht werden. Man kann die Objekte also in Generationen zusammenfassen und der Garbage Collector befasst sich größtenteils nur mit der jüngsten Generation. Sollte ein Objekt über mehrere Durchläufe hinweg in der jüngsten Generation überleben, wird es in eine ältere Generation "befördert" und wird dort seltener vom Garbage Collector überprüft. Mit diesem Verfahren wird die benötigte Verzögerung im Programm minimiert, da nur der Teil des Speichers überprüft wird, der am wahrscheinlichsten zu löschende Objekte enthält. Wenn dann aber auch mal die älteren Generationen vom Garbage Collector überprüft werden, hat diese Speicherbereinigung dieselben Performance-Nachteile wie einfaches Mark-and-sweep.</text:p>
      <text:p text:style-name="P10"><text:span text:style-name="T3">Das in der Aufgabe genannte Paper nennt diese beiden möglichen Verfahren zur Speicherbereinigung und entwirft einen weiteren </text:span><text:span text:style-name="T7">und</text:span><text:span text:style-name="T6"> komplexeren </text:span><text:span text:style-name="T3">Ansatz, um noch mehr Parallelität zum Programmablauf zu errei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28T16:29:18.70</dc:date>
    <meta:editing-duration>PT6H47M58S</meta:editing-duration>
    <meta:editing-cycles>31</meta:editing-cycles>
    <meta:generator>LibreOffice/3.6$Windows_x86 LibreOffice_project/58f22d5-270d05a-e2abed1-ea17a85-9b5702</meta:generator>
    <meta:document-statistic meta:table-count="0" meta:image-count="0" meta:object-count="0" meta:page-count="2" meta:paragraph-count="18" meta:word-count="576" meta:character-count="4198" meta:non-whitespace-character-count="3640"/>
  </office:meta>
</office:document-meta>
</file>